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program2;</text:p>
      <text:p text:style-name="Standard">public <text:s/>class Car {</text:p>
      <text:p text:style-name="Standard"/>
      <text:p text:style-name="Standard"/>
      <text:p text:style-name="Standard">//instance members</text:p>
      <text:p text:style-name="Standard"><text:s/>private String brd; <text:s/>// brand</text:p>
      <text:p text:style-name="Standard"><text:s/>private String mdl;// model</text:p>
      <text:p text:style-name="Standard"><text:s/>private double prc; // price</text:p>
      <text:p text:style-name="Standard"><text:s/>private double <text:s/>mil; <text:s/>// mileage</text:p>
      <text:p text:style-name="Standard"><text:s/>private String <text:s/>on; // ownerName</text:p>
      <text:p text:style-name="Standard"/>
      <text:p text:style-name="Standard">// static member</text:p>
      <text:p text:style-name="Standard">private static int <text:s text:c="2"/>totalcars; <text:s text:c="6"/>// totalCars</text:p>
      <text:p text:style-name="Standard">private static String showroomName = "town showroom"; </text:p>
      <text:p text:style-name="Standard">// constructor 1</text:p>
      <text:p text:style-name="Standard"><text:s text:c="3"/>public Car(String brd, String mdl, double prc, double mil) {</text:p>
      <text:p text:style-name="Standard"><text:s text:c="4"/>this.brd="toyota"; // initialize brand</text:p>
      <text:p text:style-name="Standard"><text:s text:c="4"/>this.mdl="suv"; // initialize model</text:p>
      <text:p text:style-name="Standard"><text:s text:c="4"/>this.prc=2000000.d; // initialize price</text:p>
      <text:p text:style-name="Standard"><text:s text:c="4"/>this.mil=27.d ; // initialize mileage</text:p>
      <text:p text:style-name="Standard"><text:s text:c="4"/>this.on= "Not Assigned";</text:p>
      <text:p text:style-name="Standard"><text:s text:c="4"/>totalcars++;</text:p>
      <text:p text:style-name="Standard">}</text:p>
      <text:p text:style-name="Standard">// constructor 2 (overloaded)</text:p>
      <text:p text:style-name="Standard">public Car(String brd, String mdl, double prc, double mil, String on) {</text:p>
      <text:p text:style-name="Standard"><text:tab/>this.brd="toyota"; </text:p>
      <text:p text:style-name="Standard"><text:s text:c="4"/>this.mdl="suv"; </text:p>
      <text:p text:style-name="Standard"><text:s text:c="4"/>this.prc=2000000.d; </text:p>
      <text:p text:style-name="Standard"><text:s text:c="4"/>this.mil=27.d ; </text:p>
      <text:p text:style-name="Standard"><text:s text:c="4"/>this.on= "owner";</text:p>
      <text:p text:style-name="Standard"><text:s text:c="4"/>totalcars++;</text:p>
      <text:p text:style-name="Standard">}</text:p>
      <text:p text:style-name="Standard">// getter &amp; setter for ownerName</text:p>
      <text:p text:style-name="Standard">public String getOwnerName(){</text:p>
      <text:p text:style-name="Standard"><text:s text:c="4"/>return on;</text:p>
      <text:p text:style-name="Standard">}</text:p>
      <text:p text:style-name="Standard"/>
      <text:p text:style-name="Standard">public void setOwnerName(String owner) {</text:p>
      <text:p text:style-name="Standard"><text:s text:c="4"/>this.on= "owner";</text:p>
      <text:p text:style-name="Standard">}</text:p>
      <text:p text:style-name="Standard"/>
      <text:p text:style-name="Standard">// instance method</text:p>
      <text:p text:style-name="Standard">public void displayDetails() {</text:p>
      <text:p text:style-name="Standard"><text:s text:c="4"/>System.out.println("Brand: " + brd);</text:p>
      <text:p text:style-name="Standard"><text:s text:c="4"/>System.out.println("Model: " +mdl);</text:p>
      <text:p text:style-name="Standard"><text:s text:c="4"/>System.out.println("Price: " + prc);</text:p>
      <text:p text:style-name="Standard"><text:s text:c="4"/>System.out.println("Mileage: " +mil);</text:p>
      <text:p text:style-name="Standard"><text:s text:c="4"/>System.out.println("Owner: " + on);</text:p>
      <text:p text:style-name="Standard">}</text:p>
      <text:p text:style-name="Standard">public void updatePrice(double newPrice) {</text:p>
      <text:p text:style-name="Standard"><text:s text:c="3"/>prc = newPrice;</text:p>
      <text:p text:style-name="Standard">}</text:p>
      <text:p text:style-name="Standard"><text:soft-page-break/></text:p>
      <text:p text:style-name="Standard">// static methods</text:p>
      <text:p text:style-name="Standard">public static void showTotalCars() {</text:p>
      <text:p text:style-name="Standard"><text:s text:c="4"/>System.out.println("Total Cars: " + totalcars);</text:p>
      <text:p text:style-name="Standard">}</text:p>
      <text:p text:style-name="Standard"/>
      <text:p text:style-name="Standard">public static void showShowroomName() {</text:p>
      <text:p text:style-name="Standard"><text:s text:c="4"/>System.out.println("Showroom: " + showroomName);</text:p>
      <text:p text:style-name="Standard">}</text:p>
      <text:p text:style-name="Standard">}</text:p>
      <text:p text:style-name="Standard">package program2;</text:p>
      <text:p text:style-name="Standard"/>
      <text:p text:style-name="Standard">public class Showroom {</text:p>
      <text:p text:style-name="Standard"/>
      <text:p text:style-name="Standard"><text:s text:c="4"/>public static void main(String[] args) {</text:p>
      <text:p text:style-name="Standard"><text:s text:c="8"/>Car c1 = new Car("Toyota", "Corolla", 15000, 18.5);</text:p>
      <text:p text:style-name="Standard"><text:s text:c="8"/>Car c2 = new Car("Honda", "Civic", 20000, 16.0, "John");</text:p>
      <text:p text:style-name="Standard"><text:s text:c="8"/>Car c3 = new Car("Hyundai", "i20", 12000, 20.0);</text:p>
      <text:p text:style-name="Standard"/>
      <text:p text:style-name="Standard"><text:s text:c="8"/>c1.displayDetails();</text:p>
      <text:p text:style-name="Standard"><text:s text:c="8"/>c2.displayDetails();</text:p>
      <text:p text:style-name="Standard"><text:s text:c="8"/>c3.displayDetails();</text:p>
      <text:p text:style-name="Standard"/>
      <text:p text:style-name="Standard"><text:s text:c="8"/>c1.setOwnerName("jashith"); <text:s/>// using setter</text:p>
      <text:p text:style-name="Standard"><text:s text:c="8"/>c1.updatePrice(12000);</text:p>
      <text:p text:style-name="Standard"/>
      <text:p text:style-name="Standard"><text:s text:c="8"/>System.out.println("After Updating:");</text:p>
      <text:p text:style-name="Standard"><text:s text:c="8"/>c1.displayDetails();</text:p>
      <text:p text:style-name="Standard"/>
      <text:p text:style-name="Standard"><text:s text:c="8"/>Car.showShowroomName();</text:p>
      <text:p text:style-name="Standard"><text:s text:c="8"/>Car.showTotalCars();</text:p>
      <text:p text:style-name="Standard"><text:s text:c="4"/>}</text:p>
      <text:p text:style-name="Standard"><text:s text:c="2"/>}</text:p>
      <text:p text:style-name="Standard"><text:s text:c="2"/>output:Brand: toyota</text:p>
      <text:p text:style-name="Standard">Model: suv</text:p>
      <text:p text:style-name="Standard">Price: 2000000.0</text:p>
      <text:p text:style-name="Standard">Mileage: 27.0</text:p>
      <text:p text:style-name="Standard">Owner: Not Assigned</text:p>
      <text:p text:style-name="Standard">Brand: toyota</text:p>
      <text:p text:style-name="Standard">Model: suv</text:p>
      <text:p text:style-name="Standard">Price: 2000000.0</text:p>
      <text:p text:style-name="Standard">Mileage: 27.0</text:p>
      <text:p text:style-name="Standard">Owner: owner</text:p>
      <text:p text:style-name="Standard">Brand: toyota</text:p>
      <text:p text:style-name="Standard">Model: suv</text:p>
      <text:p text:style-name="Standard">Price: 2000000.0</text:p>
      <text:p text:style-name="Standard">Mileage: 27.0</text:p>
      <text:p text:style-name="Standard">Owner: Not Assigned</text:p>
      <text:p text:style-name="Standard">After Updating:</text:p>
      <text:p text:style-name="Standard">Brand: toyota</text:p>
      <text:p text:style-name="Standard">Model: suv</text:p>
      <text:p text:style-name="Standard">Price: 12000.0</text:p>
      <text:p text:style-name="Standard"><text:soft-page-break/>Mileage: 27.0</text:p>
      <text:p text:style-name="Standard">Owner: owner</text:p>
      <text:p text:style-name="Standard">Showroom: town showroom</text:p>
      <text:p text:style-name="Standard">Total Cars: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21:40.510481586</meta:creation-date>
    <dc:date>2025-08-20T10:21:59.722172728</dc:date>
    <meta:editing-duration>PT19S</meta:editing-duration>
    <meta:editing-cycles>1</meta:editing-cycles>
    <meta:document-statistic meta:table-count="0" meta:image-count="0" meta:object-count="0" meta:page-count="3" meta:paragraph-count="95" meta:word-count="290" meta:character-count="2381" meta:non-whitespace-character-count="1967"/>
    <meta:generator>LibreOffice/7.3.7.2$Linux_X86_64 LibreOffice_project/30$Build-2</meta:generator>
  </office:meta>
</office:document-meta>
</file>